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7.22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>
            <text:p>Andrew Poirier </text:p>
          </table:table-cell>
          <table:table-cell table:style-name="Default"/>
        </table:table-row>
        <table:table-row table:style-name="ro1">
          <table:table-cell table:style-name="Default" office:value-type="string">
            <text:p>September 21,2011</text:p>
          </table:table-cell>
          <table:table-cell table:style-name="Default"/>
        </table:table-row>
        <table:table-row table:style-name="ro1">
          <table:table-cell table:style-name="Default" office:value-type="string">
            <text:p>Use Case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1" office:value-type="string">
            <text:p>Actor </text:p>
          </table:table-cell>
          <table:table-cell table:style-name="ce1" office:value-type="string">
            <text:p>Role</text:p>
          </table:table-cell>
        </table:table-row>
        <table:table-row table:style-name="ro1">
          <table:table-cell office:value-type="string">
            <text:p>Home owner </text:p>
          </table:table-cell>
          <table:table-cell office:value-type="string">
            <text:p>Unlocks the front door – notifies house that someone authorized is entering the house </text:p>
          </table:table-cell>
        </table:table-row>
        <table:table-row table:style-name="ro1">
          <table:table-cell office:value-type="string">
            <text:p>Dog at the door</text:p>
          </table:table-cell>
          <table:table-cell office:value-type="string">
            <text:p>Barks – voice recognition opens the door </text:p>
          </table:table-cell>
        </table:table-row>
        <table:table-row table:style-name="ro1">
          <table:table-cell office:value-type="string">
            <text:p>Alarm Company</text:p>
          </table:table-cell>
          <table:table-cell office:value-type="string">
            <text:p>Gets a call from computer saying there is a break in </text:p>
          </table:table-cell>
        </table:table-row>
        <table:table-row table:style-name="ro1">
          <table:table-cell office:value-type="string">
            <text:p>Home owner </text:p>
          </table:table-cell>
          <table:table-cell office:value-type="string">
            <text:p>Sets the alarm – computer notifies alarm company the alarm is armed </text:p>
          </table:table-cell>
        </table:table-row>
        <table:table-row table:style-name="ro1">
          <table:table-cell office:value-type="string">
            <text:p>Service Technician</text:p>
          </table:table-cell>
          <table:table-cell office:value-type="string">
            <text:p>Comes to house and prints out an error code from furnace</text:p>
          </table:table-cell>
        </table:table-row>
        <table:table-row table:style-name="ro1">
          <table:table-cell office:value-type="string">
            <text:p>Family Relative</text:p>
          </table:table-cell>
          <table:table-cell office:value-type="string">
            <text:p>Enters the house to take care of the dog – computer authorizes them as “active homeowner” </text:p>
          </table:table-cell>
        </table:table-row>
        <table:table-row table:style-name="ro1">
          <table:table-cell office:value-type="string">
            <text:p>Nanny </text:p>
          </table:table-cell>
          <table:table-cell office:value-type="string">
            <text:p>Enters the house to watch the kids after school – computer will authorize her to come in during after school only </text:p>
          </table:table-cell>
        </table:table-row>
        <table:table-row table:style-name="ro1">
          <table:table-cell office:value-type="string">
            <text:p>House Cook</text:p>
          </table:table-cell>
          <table:table-cell office:value-type="string">
            <text:p>Throws something out and trash can and computer will put it on grocery list </text:p>
          </table:table-cell>
        </table:table-row>
        <table:table-row table:style-name="ro1">
          <table:table-cell office:value-type="string">
            <text:p>Pea pod delivery person</text:p>
          </table:table-cell>
          <table:table-cell office:value-type="string">
            <text:p>Authorizes them into the house and resets the trash list </text:p>
          </table:table-cell>
        </table:table-row>
        <table:table-row table:style-name="ro1">
          <table:table-cell office:value-type="string">
            <text:p>Fed Ex/ UPS Man </text:p>
          </table:table-cell>
          <table:table-cell office:value-type="string">
            <text:p>Computer scans front step and will recognize package on it </text:p>
          </table:table-cell>
        </table:table-row>
        <table:table-row table:style-name="ro1">
          <table:table-cell office:value-type="string">
            <text:p>Mail Man</text:p>
          </table:table-cell>
          <table:table-cell office:value-type="string">
            <text:p>Scans the mail box and waits for mail man to come then notifies computer and will email when mail is delivered 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09/21/2011</text:date>, <text:time>11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Poirier</meta:initial-creator>
    <meta:creation-date>2011-09-20T20:18:36.77</meta:creation-date>
    <dc:date>2011-09-21T11:17:29.22</dc:date>
    <dc:creator>Andrew Poirier</dc:creator>
    <meta:editing-duration>PT11H50M57S</meta:editing-duration>
    <meta:editing-cycles>5</meta:editing-cycles>
    <meta:generator>OpenOffice.org/3.3$Win32 OpenOffice.org_project/330m20$Build-9567</meta:generator>
    <meta:printed-by>Andrew Poirier</meta:printed-by>
    <meta:print-date>2011-09-20T23:42:02.28</meta:print-date>
    <meta:document-statistic meta:table-count="3" meta:cell-count="27" meta:object-count="0"/>
  </office:meta>
</office:document-meta>
</file>